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T1" style:family="text">
      <style:text-properties fo:background-color="#fff3cd" loext:char-shading-value="0" loext:padding-left="0.049cm" loext:padding-right="0cm" loext:padding-top="0cm" loext:padding-bottom="0cm" loext:border-left="3pt solid #f0a500" loext:border-right="none" loext:border-top="none" loext:border-bottom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ksjoner for testleder – Director Task</text:p>
      <text:p text:style-name="Text_20_body"><text:span text:style-name="Emphasis">Til bruk med barn i 11-årsalderen. Les gjennom hele dokumentet før du starter.</text:span></text:p>
      <text:p text:style-name="P2"><text:span text:style-name="Strong_20_Emphasis"><text:span text:style-name="T1">Viktig:</text:span></text:span><text:span text:style-name="T1"> Dette er versjon 1.3 av dokumentasjonen. </text:span></text:p>
      <text:h text:style-name="Heading_20_2" text:outline-level="2">Installasjon (gjøres én gang per PC)</text:h>
      <text:list text:style-name="L1">
        <text:list-item>
          <text:p text:style-name="P4">Pakk ut ZIP-filen til <text:span text:style-name="Source_20_Text">C:\Users\Public\DirectorTask\</text:span>. </text:p>
        </text:list-item>
        <text:list-item>
          <text:p text:style-name="P3">Alle brukere på PC-en kan lese og skrive til denne mappen uten spesielle rettigheter. </text:p>
        </text:list-item>
      </text:list>
      <text:h text:style-name="Heading_20_2" text:outline-level="2">Før barnet kommer inn</text:h>
      <text:list text:style-name="L2">
        <text:list-item>
          <text:p text:style-name="P6">Åpne mappen <text:span text:style-name="Source_20_Text">C:\Users\Public\DirectorTask\</text:span> i Filutforsker. </text:p>
        </text:list-item>
        <text:list-item>
          <text:p text:style-name="P6">Dobbeltklikk på <text:span text:style-name="Source_20_Text">start.bat</text:span>. Et svart vindu åpner seg – la det stå åpent hele tiden. </text:p>
        </text:list-item>
        <text:list-item>
          <text:p text:style-name="P6">Nettleseren (Edge) åpner eksperimentet automatisk. </text:p>
        </text:list-item>
        <text:list-item>
          <text:p text:style-name="P5">Sjekk at lyden fungerer (volum passe høy, ikke for sterk). </text:p>
        </text:list-item>
      </text:list>
      <text:h text:style-name="Heading_20_2" text:outline-level="2">Når barnet sitter klart</text:h>
      <text:list text:style-name="L3">
        <text:list-item>
          <text:p text:style-name="P8">Sett deg ved siden av barnet, ikke rett bak. </text:p>
        </text:list-item>
        <text:list-item>
          <text:p text:style-name="P8">Gå gjennom instruksjonene med barnet, se egne ark. </text:p>
        </text:list-item>
        <text:list-item>
          <text:p text:style-name="P8">Tast inn deltakernummer (bruk listen din). </text:p>
        </text:list-item>
        <text:list-item>
          <text:p text:style-name="P7">Start ved å trykke på mellomromtasten for eleven. </text:p>
        </text:list-item>
      </text:list>
      <text:h text:style-name="Heading_20_2" text:outline-level="2">Under øvingsforsøkene</text:h>
      <text:list text:style-name="L4">
        <text:list-item>
          <text:p text:style-name="P10">Det kommer 3 øvingsforsøk først. Her kan du hjelpe barnet hvis det er usikkert. </text:p>
        </text:list-item>
        <text:list-item>
          <text:p text:style-name="P9">Minn barnet på: «Klikk så fort du kan etter at du har hørt hva du skal gjøre.» </text:p>
        </text:list-item>
      </text:list>
      <text:h text:style-name="Heading_20_2" text:outline-level="2">Etter øvingsforsøkene</text:h>
      <text:list text:style-name="L5">
        <text:list-item>
          <text:p text:style-name="P12">Minn barnet på at nå begynner de ekte forsøkene og at det ikke er mulig å ta pause før den første delen er avsluttet </text:p>
        </text:list-item>
        <text:list-item>
          <text:p text:style-name="P11">Trykk på <text:span text:style-name="Strong_20_Emphasis">mellomromstasten</text:span> for å starte de ekte forsøkene. </text:p>
        </text:list-item>
      </text:list>
      <text:h text:style-name="Heading_20_2" text:outline-level="2">Under de ekte forsøkene</text:h>
      <text:list text:style-name="L6">
        <text:list-item>
          <text:p text:style-name="P14">Sitt stille og unngå å kommentere svarene underveis. </text:p>
        </text:list-item>
        <text:list-item>
          <text:p text:style-name="P13">Hvis barnet spør om svaret var riktig: svar «Det klarer jeg ikke å si, bare prøv ditt beste». </text:p>
        </text:list-item>
      </text:list>
      <text:h text:style-name="Heading_20_2" text:outline-level="2"><text:soft-page-break/>Etter eksperimentet</text:h>
      <text:list text:style-name="L7">
        <text:list-item>
          <text:p text:style-name="P16">Datafilen lagres automatisk i mappen <text:span text:style-name="Source_20_Text">data\</text:span> inne i <text:span text:style-name="Source_20_Text">DirectorTask</text:span>-mappen. </text:p>
        </text:list-item>
        <text:list-item>
          <text:p text:style-name="P15">Filnavnet ser slik ut: <text:span text:style-name="Source_20_Text">director_[ID]_[dato].csv</text:span>. </text:p>
        </text:list-item>
      </text:list>
      <text:p text:style-name="P2"><text:span text:style-name="Strong_20_Emphasis"><text:span text:style-name="T1">Viktig:</text:span></text:span><text:span text:style-name="T1"> Ikke start to eksperimenter samtidig. Kontroller at riktig deltakernummer er skrevet inn – det kan ikke endres etterpå. </text:span></text:p>
      <text:h text:style-name="Heading_20_2" text:outline-level="2">Vanlige problemer</text:h>
      <text:list text:style-name="L8">
        <text:list-item>
          <text:p text:style-name="P18"><text:span text:style-name="Strong_20_Emphasis">Ingen lyd:</text:span> Sjekk at volumet er skrudd opp og at nettleseren ikke er dempet (høyreklikk på fanen). </text:p>
        </text:list-item>
        <text:list-item>
          <text:p text:style-name="P17"><text:span text:style-name="Strong_20_Emphasis">Siden laster ikke:</text:span> Kontroller at det svarte vinduet fremdeles er åpent. Hvis ikke: dobbeltklikk på <text:span text:style-name="Source_20_Text">start.bat</text:span> igjen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n" fo:country="NO" style:letter-kerning="true" style:font-name-asian="Noto Serif CJK SC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nn" fo:country="NO" style:font-name-asian="Noto Serif CJK SC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2cm" fo:margin-top="2cm" fo:margin-bottom="2cm" style:contextual-spacing="false"/>
      <style:text-properties style:font-name="Arial" fo:font-family="Arial, sans-serif" fo:font-size="12pt" style:font-name-asian="Arial" style:font-family-asian="Arial, sans-serif" style:font-size-asian="12pt" style:font-name-complex="Arial" style:font-family-complex="Arial, sans-serif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Noto Sans" fo:font-family="'Noto Sans'" style:font-pitch="variable"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1" style:font-family-complex="'Noto Sans Devanagari'" style:font-family-generic-complex="system" style:font-pitch-complex="variable" style:font-size-complex="13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background-color="#f0f0f0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struksjoner for testleder – Director Task </dc:title>
    <meta:document-statistic meta:table-count="0" meta:image-count="0" meta:object-count="0" meta:page-count="2" meta:paragraph-count="32" meta:word-count="311" meta:character-count="1893" meta:non-whitespace-character-count="1609"/>
    <meta:generator>LibreOffice/24.2.7.2$Linux_X86_64 LibreOffice_project/420$Build-2</meta:generator>
    <meta:user-defined meta:name=""/>
  </office:meta>
</office:document-meta>
</file>